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considerations of a file system</text:p>
      <text:p text:style-name="P2"/>
      <text:p text:style-name="P1">Basic file-system algorithms</text:p>
      <text:list xml:id="list889748491" text:style-name="L1">
        <text:list-item>
          <text:p text:style-name="P4">Reducing internal fragmentation in a clustered-linked-list allocation scheme</text:p>
          <text:p text:style-name="P3">In a <text:a xlink:type="simple" xlink:href="../File%20Allocation%20Methods.odt#Clustering">variation of the linked-list-allocation scheme</text:a>, a cluster of blocks is allocated instead of a single block which results in a internal fragmentation. To reduce this, BSD Unix varies the cluster size as a file grows.</text:p>
        </text:list-item>
        <text:list-item>
          <text:p text:style-name="P4">Fields of the FCB</text:p>
          <text:p text:style-name="P3">The types of data maintained in a FCB of a file merits some consideration. Fields like “last modified time” and “last access time” need to be updated often which results in the whole block containing this FCB to be written back to the disk(blocks are the unit of communication with the disk). This might be inefficient and thus must be weighed while designing an operating system</text:p>
        </text:list-item>
        <text:list-item>
          <text:p text:style-name="P4">Size of data block pointers</text:p>
          <text:p text:style-name="P3">The larger the pointer, larger is the extent of the disk that can be accessed. However larger pointers take up more space in the form of file allocation tables and free-list management structures.</text:p>
        </text:list-item>
      </text:list>
      <text:p text:style-name="Standard"/>
      <text:p text:style-name="Standard">Other factors</text:p>
      <text:list xml:id="list1213876843" text:style-name="L2">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5T08:39:59</meta:creation-date>
    <dc:date>2012-12-05T20:57:33</dc:date>
    <dc:creator>Kempa </dc:creator>
    <meta:editing-duration>PT1M4S</meta:editing-duration>
    <meta:editing-cycles>3</meta:editing-cycles>
    <meta:generator>LibreOffice/3.6$Linux_x86 LibreOffice_project/360m1$Build-2</meta:generator>
    <meta:document-statistic meta:table-count="0" meta:image-count="0" meta:object-count="0" meta:page-count="1" meta:paragraph-count="9" meta:word-count="170" meta:character-count="1000" meta:non-whitespace-character-count="845"/>
  </office:meta>
</office:document-meta>
</file>